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74cf9" style:font-weight-asian="bold" style:font-weight-complex="bold"/>
    </style:style>
    <style:style style:name="P2" style:family="paragraph" style:parent-style-name="Standard">
      <style:text-properties officeooo:paragraph-rsid="00074cf9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fo:font-size="13.5pt" fo:font-weight="bold" fo:background-color="#efefef" loext:char-shading-value="0"/>
    </style:style>
    <style:style style:name="T4" style:family="text">
      <style:text-properties fo:font-size="13.5pt"/>
    </style:style>
    <style:style style:name="T5" style:family="text">
      <style:text-properties fo:font-size="13.5pt" fo:background-color="#efefe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deploy config </text:p>
      <text:p text:style-name="P2"/>
      <text:p text:style-name="P2"><text:span text:style-name="T1">&lt;</text:span><text:span text:style-name="T2">distributionManagement</text:span><text:span text:style-name="T1">&gt;</text:span></text:p>
      <text:p text:style-name="P2"><text:s text:c="4"/><text:span text:style-name="T5">&lt;</text:span><text:span text:style-name="T3">repository</text:span><text:span text:style-name="T5">&gt;</text:span></text:p>
      <text:p text:style-name="P2"><text:s text:c="8"/><text:span text:style-name="T5">&lt;</text:span><text:span text:style-name="T3">id</text:span><text:span text:style-name="T5">&gt;</text:span><text:span text:style-name="T4">releases</text:span><text:span text:style-name="T5">&lt;/</text:span><text:span text:style-name="T3">id</text:span><text:span text:style-name="T5">&gt;</text:span></text:p>
      <text:p text:style-name="P2"><text:s text:c="8"/><text:span text:style-name="T5">&lt;</text:span><text:span text:style-name="T3">name</text:span><text:span text:style-name="T5">&gt;</text:span><text:span text:style-name="T4">Nexus Release Repository</text:span><text:span text:style-name="T5">&lt;/</text:span><text:span text:style-name="T3">name</text:span><text:span text:style-name="T5">&gt;</text:span></text:p>
      <text:p text:style-name="P2"><text:s text:c="8"/><text:span text:style-name="T5">&lt;</text:span><text:span text:style-name="T3">url</text:span><text:span text:style-name="T5">&gt;</text:span><text:span text:style-name="T4">http://192.168.1.30:9910/nexus/content/repositories/releases/</text:span><text:span text:style-name="T5">&lt;/</text:span><text:span text:style-name="T3">url</text:span><text:span text:style-name="T5">&gt;</text:span></text:p>
      <text:p text:style-name="P2"><text:s text:c="4"/><text:span text:style-name="T5">&lt;/</text:span><text:span text:style-name="T3">repository</text:span><text:span text:style-name="T5">&gt;</text:span></text:p>
      <text:p text:style-name="P2"><text:s text:c="4"/><text:span text:style-name="T5">&lt;</text:span><text:span text:style-name="T3">snapshotRepository</text:span><text:span text:style-name="T5">&gt;</text:span></text:p>
      <text:p text:style-name="P2"><text:s text:c="8"/><text:span text:style-name="T5">&lt;</text:span><text:span text:style-name="T3">id</text:span><text:span text:style-name="T5">&gt;</text:span><text:span text:style-name="T4">snapshots</text:span><text:span text:style-name="T5">&lt;/</text:span><text:span text:style-name="T3">id</text:span><text:span text:style-name="T5">&gt;</text:span></text:p>
      <text:p text:style-name="P2"><text:s text:c="8"/><text:span text:style-name="T5">&lt;</text:span><text:span text:style-name="T3">name</text:span><text:span text:style-name="T5">&gt;</text:span><text:span text:style-name="T4">Nexus Snapshot Repository</text:span><text:span text:style-name="T5">&lt;/</text:span><text:span text:style-name="T3">name</text:span><text:span text:style-name="T5">&gt;</text:span></text:p>
      <text:p text:style-name="P2"><text:s text:c="8"/><text:span text:style-name="T5">&lt;</text:span><text:span text:style-name="T3">url</text:span><text:span text:style-name="T5">&gt;</text:span><text:span text:style-name="T4">http://192.168.1.30:9910/nexus/content/repositories/snapshots/</text:span><text:span text:style-name="T5">&lt;/</text:span><text:span text:style-name="T3">url</text:span><text:span text:style-name="T5">&gt;</text:span></text:p>
      <text:p text:style-name="P2"><text:s text:c="4"/><text:span text:style-name="T5">&lt;/</text:span><text:span text:style-name="T3">snapshotRepository</text:span><text:span text:style-name="T5">&gt;</text:span></text:p>
      <text:p text:style-name="P2"><text:span text:style-name="T1">&lt;/</text:span><text:span text:style-name="T2">distributionManagement</text:span><text:span text:style-name="T1">&gt;</text:span></text:p>
      <text:p text:style-name="P2"><text:span text:style-name="T1">&lt;</text:span><text:span text:style-name="T2">build</text:span><text:span text:style-name="T1">&gt;</text:span></text:p>
      <text:p text:style-name="P2"><text:s text:c="4"/><text:span text:style-name="T5">&lt;</text:span><text:span text:style-name="T3">plugins</text:span><text:span text:style-name="T5">&gt;</text:span></text:p>
      <text:p text:style-name="P2"><text:s text:c="8"/><text:span text:style-name="T5">&lt;</text:span><text:span text:style-name="T3">plugin</text:span><text:span text:style-name="T5">&gt;</text:span></text:p>
      <text:p text:style-name="P2"><text:s text:c="12"/><text:span text:style-name="T5">&lt;</text:span><text:span text:style-name="T3">groupId</text:span><text:span text:style-name="T5">&gt;</text:span><text:span text:style-name="T4">org.apache.maven.plugins</text:span><text:span text:style-name="T5">&lt;/</text:span><text:span text:style-name="T3">groupId</text:span><text:span text:style-name="T5">&gt;</text:span></text:p>
      <text:p text:style-name="P2"><text:s text:c="12"/><text:span text:style-name="T5">&lt;</text:span><text:span text:style-name="T3">artifactId</text:span><text:span text:style-name="T5">&gt;</text:span><text:span text:style-name="T4">maven-deploy-plugin</text:span><text:span text:style-name="T5">&lt;/</text:span><text:span text:style-name="T3">artifactId</text:span><text:span text:style-name="T5">&gt;</text:span></text:p>
      <text:p text:style-name="P2"><text:s text:c="12"/><text:span text:style-name="T5">&lt;</text:span><text:span text:style-name="T3">version</text:span><text:span text:style-name="T5">&gt;</text:span><text:span text:style-name="T4">2.7</text:span><text:span text:style-name="T5">&lt;/</text:span><text:span text:style-name="T3">version</text:span><text:span text:style-name="T5">&gt;</text:span></text:p>
      <text:p text:style-name="P2"><text:s text:c="12"/><text:span text:style-name="T5">&lt;</text:span><text:span text:style-name="T3">configuration</text:span><text:span text:style-name="T5">&gt;</text:span></text:p>
      <text:p text:style-name="P2"><text:s text:c="16"/><text:span text:style-name="T5">&lt;</text:span><text:span text:style-name="T3">uniqueVersion</text:span><text:span text:style-name="T5">&gt;</text:span><text:span text:style-name="T4">false</text:span><text:span text:style-name="T5">&lt;/</text:span><text:span text:style-name="T3">uniqueVersion</text:span><text:span text:style-name="T5">&gt;</text:span></text:p>
      <text:p text:style-name="P2"><text:s text:c="12"/><text:span text:style-name="T5">&lt;/</text:span><text:span text:style-name="T3">configuration</text:span><text:span text:style-name="T5">&gt;</text:span></text:p>
      <text:p text:style-name="P2"><text:s text:c="8"/><text:span text:style-name="T5">&lt;/</text:span><text:span text:style-name="T3">plugin</text:span><text:span text:style-name="T5">&gt;</text:span></text:p>
      <text:p text:style-name="P2"><text:s text:c="8"/><text:span text:style-name="T5">&lt;</text:span><text:span text:style-name="T3">plugin</text:span><text:span text:style-name="T5">&gt;</text:span></text:p>
      <text:p text:style-name="P2"><text:s text:c="12"/><text:span text:style-name="T5">&lt;</text:span><text:span text:style-name="T3">groupId</text:span><text:span text:style-name="T5">&gt;</text:span><text:span text:style-name="T4">org.apache.maven.plugins</text:span><text:span text:style-name="T5">&lt;/</text:span><text:span text:style-name="T3">groupId</text:span><text:span text:style-name="T5">&gt;</text:span></text:p>
      <text:p text:style-name="P2"><text:s text:c="12"/><text:span text:style-name="T5">&lt;</text:span><text:span text:style-name="T3">artifactId</text:span><text:span text:style-name="T5">&gt;</text:span><text:span text:style-name="T4">maven-compiler-plugin</text:span><text:span text:style-name="T5">&lt;/</text:span><text:span text:style-name="T3">artifactId</text:span><text:span text:style-name="T5">&gt;</text:span></text:p>
      <text:p text:style-name="P2"><text:s text:c="12"/><text:span text:style-name="T5">&lt;</text:span><text:span text:style-name="T3">version</text:span><text:span text:style-name="T5">&gt;</text:span><text:span text:style-name="T4">2.3.2</text:span><text:span text:style-name="T5">&lt;/</text:span><text:span text:style-name="T3">version</text:span><text:span text:style-name="T5">&gt;</text:span></text:p>
      <text:p text:style-name="P2"><text:s text:c="12"/><text:span text:style-name="T5">&lt;</text:span><text:span text:style-name="T3">configuration</text:span><text:span text:style-name="T5">&gt;</text:span></text:p>
      <text:p text:style-name="P2"><text:s text:c="16"/><text:span text:style-name="T5">&lt;</text:span><text:span text:style-name="T3">failOnError</text:span><text:span text:style-name="T5">&gt;</text:span><text:span text:style-name="T4">true</text:span><text:span text:style-name="T5">&lt;/</text:span><text:span text:style-name="T3">failOnError</text:span><text:span text:style-name="T5">&gt;</text:span></text:p>
      <text:p text:style-name="P2"><text:s text:c="16"/><text:span text:style-name="T5">&lt;</text:span><text:span text:style-name="T3">verbose</text:span><text:span text:style-name="T5">&gt;</text:span><text:span text:style-name="T4">true</text:span><text:span text:style-name="T5">&lt;/</text:span><text:span text:style-name="T3">verbose</text:span><text:span text:style-name="T5">&gt;</text:span></text:p>
      <text:p text:style-name="P2"><text:s text:c="16"/><text:span text:style-name="T5">&lt;</text:span><text:span text:style-name="T3">fork</text:span><text:span text:style-name="T5">&gt;</text:span><text:span text:style-name="T4">true</text:span><text:span text:style-name="T5">&lt;/</text:span><text:span text:style-name="T3">fork</text:span><text:span text:style-name="T5">&gt;</text:span></text:p>
      <text:p text:style-name="P2"><text:s text:c="16"/><text:span text:style-name="T5">&lt;</text:span><text:span text:style-name="T3">compilerArgument</text:span><text:span text:style-name="T5">&gt;</text:span><text:span text:style-name="T4">-nowarn</text:span><text:span text:style-name="T5">&lt;/</text:span><text:span text:style-name="T3">compilerArgument</text:span><text:span text:style-name="T5">&gt;</text:span></text:p>
      <text:p text:style-name="P2"><text:s text:c="16"/><text:span text:style-name="T5">&lt;</text:span><text:span text:style-name="T3">source</text:span><text:span text:style-name="T5">&gt;</text:span><text:span text:style-name="T4">1.7</text:span><text:span text:style-name="T5">&lt;/</text:span><text:span text:style-name="T3">source</text:span><text:span text:style-name="T5">&gt;</text:span></text:p>
      <text:p text:style-name="P2"><text:s text:c="16"/><text:span text:style-name="T5">&lt;</text:span><text:span text:style-name="T3">target</text:span><text:span text:style-name="T5">&gt;</text:span><text:span text:style-name="T4">1.7</text:span><text:span text:style-name="T5">&lt;/</text:span><text:span text:style-name="T3">target</text:span><text:span text:style-name="T5">&gt;</text:span></text:p>
      <text:p text:style-name="P2"><text:s text:c="16"/><text:span text:style-name="T5">&lt;</text:span><text:span text:style-name="T3">encoding</text:span><text:span text:style-name="T5">&gt;</text:span><text:span text:style-name="T4">UTF-8</text:span><text:span text:style-name="T5">&lt;/</text:span><text:span text:style-name="T3">encoding</text:span><text:span text:style-name="T5">&gt;</text:span></text:p>
      <text:p text:style-name="P2"><text:s text:c="12"/><text:span text:style-name="T5">&lt;/</text:span><text:span text:style-name="T3">configuration</text:span><text:span text:style-name="T5">&gt;</text:span></text:p>
      <text:p text:style-name="P2"><text:s text:c="8"/><text:span text:style-name="T5">&lt;/</text:span><text:span text:style-name="T3">plugin</text:span><text:span text:style-name="T5">&gt;</text:span></text:p>
      <text:p text:style-name="P2"><text:s text:c="8"/><text:span text:style-name="T5">&lt;</text:span><text:span text:style-name="T3">plugin</text:span><text:span text:style-name="T5">&gt;</text:span></text:p>
      <text:p text:style-name="P2"><text:s text:c="12"/><text:span text:style-name="T5">&lt;</text:span><text:span text:style-name="T3">groupId</text:span><text:span text:style-name="T5">&gt;</text:span><text:span text:style-name="T4">org.apache.maven.plugins</text:span><text:span text:style-name="T5">&lt;/</text:span><text:span text:style-name="T3">groupId</text:span><text:span text:style-name="T5">&gt;</text:span></text:p>
      <text:p text:style-name="P2"><text:s text:c="12"/><text:span text:style-name="T5">&lt;</text:span><text:span text:style-name="T3">artifactId</text:span><text:span text:style-name="T5">&gt;</text:span><text:span text:style-name="T4">maven-source-plugin</text:span><text:span text:style-name="T5">&lt;/</text:span><text:span text:style-name="T3">artifactId</text:span><text:span text:style-name="T5">&gt;</text:span></text:p>
      <text:p text:style-name="P2"><text:s text:c="12"/><text:span text:style-name="T5">&lt;</text:span><text:span text:style-name="T3">version</text:span><text:span text:style-name="T5">&gt;</text:span><text:span text:style-name="T4">2.1.2</text:span><text:span text:style-name="T5">&lt;/</text:span><text:span text:style-name="T3">version</text:span><text:span text:style-name="T5">&gt;</text:span></text:p>
      <text:p text:style-name="P2"><text:s text:c="12"/><text:span text:style-name="T5">&lt;</text:span><text:span text:style-name="T3">executions</text:span><text:span text:style-name="T5">&gt;</text:span></text:p>
      <text:p text:style-name="P2"><text:s text:c="16"/><text:span text:style-name="T5">&lt;</text:span><text:span text:style-name="T3">execution</text:span><text:span text:style-name="T5">&gt;</text:span></text:p>
      <text:p text:style-name="P2"><text:s text:c="20"/><text:span text:style-name="T5">&lt;</text:span><text:span text:style-name="T3">id</text:span><text:span text:style-name="T5">&gt;</text:span><text:span text:style-name="T4">attach-sources</text:span><text:span text:style-name="T5">&lt;/</text:span><text:span text:style-name="T3">id</text:span><text:span text:style-name="T5">&gt;</text:span></text:p>
      <text:p text:style-name="P2"><text:s text:c="20"/><text:span text:style-name="T5">&lt;</text:span><text:span text:style-name="T3">goals</text:span><text:span text:style-name="T5">&gt;</text:span></text:p>
      <text:p text:style-name="P2"><text:s text:c="24"/><text:span text:style-name="T5">&lt;</text:span><text:span text:style-name="T3">goal</text:span><text:span text:style-name="T5">&gt;</text:span><text:span text:style-name="T4">jar</text:span><text:span text:style-name="T5">&lt;/</text:span><text:span text:style-name="T3">goal</text:span><text:span text:style-name="T5">&gt;</text:span></text:p>
      <text:p text:style-name="P2"><text:soft-page-break/><text:s text:c="20"/><text:span text:style-name="T5">&lt;/</text:span><text:span text:style-name="T3">goals</text:span><text:span text:style-name="T5">&gt;</text:span></text:p>
      <text:p text:style-name="P2"><text:s text:c="16"/><text:span text:style-name="T5">&lt;/</text:span><text:span text:style-name="T3">execution</text:span><text:span text:style-name="T5">&gt;</text:span></text:p>
      <text:p text:style-name="P2"><text:s text:c="12"/><text:span text:style-name="T5">&lt;/</text:span><text:span text:style-name="T3">executions</text:span><text:span text:style-name="T5">&gt;</text:span></text:p>
      <text:p text:style-name="P2"><text:s text:c="8"/><text:span text:style-name="T5">&lt;/</text:span><text:span text:style-name="T3">plugin</text:span><text:span text:style-name="T5">&gt;</text:span></text:p>
      <text:p text:style-name="P2"><text:s text:c="4"/><text:span text:style-name="T5">&lt;/</text:span><text:span text:style-name="T3">plugins</text:span><text:span text:style-name="T5">&gt;</text:span></text:p>
      <text:p text:style-name="P2"><text:span text:style-name="T1">&lt;/</text:span><text:span text:style-name="T2">build</text:span><text:span text:style-name="T1">&gt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7:28:22.160683729</meta:creation-date>
    <dc:date>2016-04-10T17:28:45.020042740</dc:date>
    <meta:editing-duration>P0D</meta:editing-duration>
    <meta:editing-cycles>1</meta:editing-cycles>
    <meta:document-statistic meta:table-count="0" meta:image-count="0" meta:object-count="0" meta:page-count="2" meta:paragraph-count="52" meta:word-count="57" meta:character-count="1728" meta:non-whitespace-character-count="1178"/>
    <meta:generator>LibreOffice/4.2.8.2$Linux_X86_64 LibreOffice_project/420m0$Build-2</meta:generator>
  </office:meta>
</office:document-meta>
</file>